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2C0000005AD4484C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icrosoft YaHei" svg:font-family="'Microsoft YaHei'" style:font-family-generic="swiss" style:font-pitch="variable"/>
    <style:font-face style:name="Helvetica Neue" svg:font-family="'Helvetica Neue'" style:font-family-generic="system" style:font-pitch="variable"/>
    <style:font-face style:name="Inter Bold" svg:font-family="'Inter Bold'" style:font-family-generic="system" style:font-pitch="variable"/>
    <style:font-face style:name="Inter Regular" svg:font-family="'Inter Regular'" style:font-family-generic="system" style:font-pitch="variable"/>
    <style:font-face style:name="Inter Semi Bold" svg:font-family="'Inter Semi Bold'" style:font-family-generic="system" style:font-pitch="variable"/>
  </office:font-face-decls>
  <office:automatic-styles>
    <style:style style:name="P1" style:family="paragraph" style:parent-style-name="Intestazione_20_e_20_piè_20_di_20_pagin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Corpo">
      <style:paragraph-properties fo:margin-top="0cm" fo:margin-bottom="0.176cm" fo:line-height="120%"/>
    </style:style>
    <style:style style:name="P3" style:family="paragraph" style:parent-style-name="Corpo">
      <style:paragraph-properties fo:margin-top="0cm" fo:margin-bottom="0.176cm" fo:line-height="120%" fo:text-align="justify" style:justify-single-word="false"/>
    </style:style>
    <style:style style:name="P4" style:family="paragraph" style:parent-style-name="Corpo" style:master-page-name="MP0">
      <style:paragraph-properties fo:margin-top="0cm" fo:margin-bottom="0.176cm" fo:line-height="120%" style:page-number="auto" fo:break-before="page"/>
      <style:text-properties style:font-name="Inter Regular" fo:font-size="16pt" style:font-name-asian="Inter Regular" style:font-size-asian="16pt" style:font-name-complex="Inter Regular" style:font-size-complex="16pt"/>
    </style:style>
    <style:style style:name="P5" style:family="paragraph" style:parent-style-name="Corpo" style:list-style-name="L1">
      <style:paragraph-properties fo:margin-top="0cm" fo:margin-bottom="0.176cm" fo:line-height="120%" fo:text-align="justify" style:justify-single-word="false"/>
    </style:style>
    <style:style style:name="P6" style:family="paragraph" style:parent-style-name="Corpo" style:list-style-name="L1">
      <style:paragraph-properties fo:margin-top="0cm" fo:margin-bottom="0.176cm" fo:line-height="120%"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Corpo" style:list-style-name="L1">
      <style:paragraph-properties fo:line-height="120%" fo:text-align="justify" style:justify-single-word="false"/>
      <style:text-properties style:font-name="Inter Semi Bold"/>
    </style:style>
    <style:style style:name="P8" style:family="paragraph" style:parent-style-name="Corpo" style:list-style-name="L1">
      <style:paragraph-properties fo:line-height="120%" fo:text-align="justify" style:justify-single-word="false"/>
      <style:text-properties style:font-name="Inter Regular"/>
    </style:style>
    <style:style style:name="P9" style:family="paragraph" style:parent-style-name="Corpo">
      <style:paragraph-properties fo:line-height="120%" fo:text-align="justify" style:justify-single-word="false"/>
    </style:style>
    <style:style style:name="P10" style:family="paragraph" style:parent-style-name="Corpo" style:list-style-name="L1">
      <style:paragraph-properties fo:line-height="120%" fo:text-align="justify" style:justify-single-word="false"/>
    </style:style>
    <style:style style:name="P11" style:family="paragraph" style:parent-style-name="Corpo" style:list-style-name="L1">
      <style:paragraph-properties fo:line-height="120%"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style:font-name="Inter Regular"/>
    </style:style>
    <style:style style:name="T2" style:family="text">
      <style:text-properties style:font-name="Inter Regular" fo:font-size="10pt" style:font-size-asian="10pt" style:font-size-complex="10pt"/>
    </style:style>
    <style:style style:name="T3" style:family="text">
      <style:text-properties style:font-name="Inter Regular" fo:font-size="10pt" style:font-name-asian="Inter Regular" style:font-size-asian="10pt" style:font-name-complex="Inter Regular" style:font-size-complex="10pt"/>
    </style:style>
    <style:style style:name="T4" style:family="text">
      <style:text-properties fo:color="#929292" fo:font-size="10pt" style:font-size-asian="10pt" style:font-size-complex="10pt"/>
    </style:style>
    <style:style style:name="T5" style:family="text">
      <style:text-properties fo:color="#0076ba" style:font-name="Inter Bold" fo:font-size="16pt" style:font-size-asian="16pt" style:font-size-complex="16pt"/>
    </style:style>
    <style:style style:name="T6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1LVL2" style:num-suffix="." style:num-format="1" text:display-levels="2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3" text:style-name="WW_5f_CharLFO1LVL3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4" text:style-name="WW_5f_CharLFO1LVL4" style:num-suffix="." style:num-format="1" text:display-levels="4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5" text:style-name="WW_5f_CharLFO1LVL5" style:num-suffix="." style:num-format="1" text:display-levels="5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6" text:style-name="WW_5f_CharLFO1LVL6" style:num-suffix="." style:num-format="1" text:display-levels="6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7" text:style-name="WW_5f_CharLFO1LVL7" style:num-suffix="." style:num-format="1" text:display-levels="7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8" text:style-name="WW_5f_CharLFO1LVL8" style:num-suffix="." style:num-format="1" text:display-levels="8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9" text:style-name="WW_5f_CharLFO1LVL9" style:num-suffix="." style:num-format="1" text:display-levels="9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<text:span text:style-name="Car._20_predefinito_20_paragrafo"><text:span text:style-name="T5">Requisiti Non Funzionali</text:span></text:span></text:p>
      <text:p text:style-name="P3"><text:span text:style-name="Car._20_predefinito_20_paragrafo"><text:span text:style-name="T1">Nella presente sezione vengono elencati i requisiti non funzionali (RNF) del sistema suddivisi per ambito.</text:span></text:span></text:p>
      <text:list xml:id="list4685410038975964892" text:style-name="L1">
        <text:list-item>
          <text:p text:style-name="P7">Pagamenti</text:p>
          <text:list>
            <text:list-item>
              <text:p text:style-name="P8">Il sito si interpone nei pagamenti trattenendo la somma pagata dall’acquirente fino a 14 giorni dopo la ricezione del prodotto, successivamente il pagamento verrà inviato al venditore trattenendo le commissioni.</text:p>
            </text:list-item>
            <text:list-item>
              <text:p text:style-name="P10"><text:span text:style-name="Car._20_predefinito_20_paragrafo"><text:span text:style-name="T1">Tutti i pagamenti devono avvenire in modalità sicura e saranno gestiti da API di terze parti.</text:span></text:span></text:p>
            </text:list-item>
          </text:list>
        </text:list-item>
        <text:list-item>
          <text:p text:style-name="P11">Password e Sicurezza</text:p>
          <text:list>
            <text:list-item>
              <text:p text:style-name="P10">Una password per essere valida deve rispettare gli attuali standard di sicurezza, ovvero essere lunga almeno 8 caratteri, contentenere almeno una letter maiuscola una minuscola, un numero ed un carattere speciale.</text:p>
            </text:list-item>
            <text:list-item>
              <text:p text:style-name="P10">Tutte le password sono memorizzare nel sistema utilizzando algoritmi di hashing in maniera da garantire la segretezza.</text:p>
            </text:list-item>
            <text:list-item>
              <text:p text:style-name="P10">Tutte le interazioni con il sito avvengono tramite protocollo HTTPS.</text:p>
            </text:list-item>
          </text:list>
        </text:list-item>
        <text:list-item>
          <text:p text:style-name="P11">Privacy</text:p>
          <text:list>
            <text:list-item>
              <text:p text:style-name="P10">Tutti i dati considerati sensibili sono trattati in conformità con le normative vigenti definite dal GDRP 2022.</text:p>
            </text:list-item>
            <text:list-item>
              <text:p text:style-name="P10">L'utente deve accettare le condizioni e i termini d'uso in materia di trattamento dei dati personali per poter utilizzare tutte le funzionalitá offerte dalla piattaforma.</text:p>
            </text:list-item>
          </text:list>
        </text:list-item>
        <text:list-item>
          <text:p text:style-name="P11">Lingua</text:p>
          <text:list>
            <text:list-item>
              <text:p text:style-name="P10">La piattaforma supporta come lingua di sistema unicamente la lingua italiana.</text:p>
            </text:list-item>
          </text:list>
        </text:list-item>
        <text:list-item>
          <text:p text:style-name="P11">API terze</text:p>
          <text:list>
            <text:list-item>
              <text:p text:style-name="P10">Il sito si affida ad API terze per gestire le spedizioni, la tracciabilitá, i pagamenti e la verifica degli indirizzi, la gestione delle informazioni.</text:p>
            </text:list-item>
          </text:list>
        </text:list-item>
        <text:list-item>
          <text:p text:style-name="P11">Portabilità</text:p>
          <text:list>
            <text:list-item>
              <text:p text:style-name="P10">Il sito é accessibie tramite browser Chrome, Chromium based, Mozilla Firefox e Safari, aggiornati a versioni rilasciate dopo l'anno 2016, In modo di garantire il corretto funzionamento dell'applicazione</text:p>
            </text:list-item>
            <text:list-item>
              <text:p text:style-name="P10">La piattaforma deve poter essere visualizzabile ed utilizzabile da browser sia desktop che smartphone.</text:p>
            </text:list-item>
            <text:list-item>
              <text:p text:style-name="P10">Non é previsto il supporto nativo per tablet.</text:p>
            </text:list-item>
          </text:list>
        </text:list-item>
        <text:list-item>
          <text:p text:style-name="P11">Usabilità</text:p>
          <text:list>
            <text:list-item>
              <text:p text:style-name="P10">Il sito deve presentare un’interfaccia di facile utilizzo tale che un nuovo utente sia in grado di comprendere e utilizzare le funzionalità di base in meno di 30 minuti.</text:p>
            </text:list-item>
          </text:list>
        </text:list-item>
      </text:list>
      <text:p text:style-name="P9"/>
      <text:p text:style-name="P9"/>
      <text:list xml:id="list34391686" text:continue-numbering="true" text:style-name="L1">
        <text:list-item>
          <text:p text:style-name="P6"><text:soft-page-break/>Spazio</text:p>
          <text:list>
            <text:list-item>
              <text:p text:style-name="P5">L'applicazione ha a disposizione 2GB di archiviazione remota su database per il salvataggio di informazioni di generica utilitá.</text:p>
            </text:list-item>
          </text:list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icrosoft YaHei" svg:font-family="'Microsoft YaHei'" style:font-family-generic="swiss" style:font-pitch="variable"/>
    <style:font-face style:name="Helvetica Neue" svg:font-family="'Helvetica Neue'" style:font-family-generic="system" style:font-pitch="variable"/>
    <style:font-face style:name="Inter Bold" svg:font-family="'Inter Bold'" style:font-family-generic="system" style:font-pitch="variable"/>
    <style:font-face style:name="Inter Regular" svg:font-family="'Inter Regular'" style:font-family-generic="system" style:font-pitch="variable"/>
    <style:font-face style:name="Inter Semi Bold" svg:font-family="'Inter Semi Bold'" style:font-family-generic="system" style:font-pitch="variable"/>
  </office:font-face-decls>
  <office:styles>
    <style:default-style style:family="graphic">
      <style:graphic-properties draw:stroke="none" draw:fill-color="#000000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style:text-underline-style="none" fo:font-weight="normal" style:letter-kerning="fals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Arial Unicode MS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font-size="12pt" fo:language="en" fo:country="US" style:text-underline-style="none" style:font-size-asian="12pt" style:language-asian="en" style:country-asian="US" style:font-size-complex="12pt" style:language-complex="ar" style:country-complex="SA" fo:hyphenate="true" fo:hyphenation-remain-char-count="0" fo:hyphenation-push-char-count="0"/>
    </style:style>
    <style:style style:name="Titolo" style:family="paragraph" style:parent-style-name="Normale" style:next-style-name="Corpo_20_testo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Arial" style:font-size-complex="14pt" fo:hyphenate="true" fo:hyphenation-remain-char-count="0" fo:hyphenation-push-char-count="0"/>
    </style:style>
    <style:style style:name="Corpo_20_testo" style:display-name="Corpo testo" style:family="paragraph" style:parent-style-name="Normale">
      <style:paragraph-properties fo:margin-top="0cm" fo:margin-bottom="0.247cm" fo:line-height="115%" fo:hyphenation-ladder-count="no-limit"/>
      <style:text-properties fo:hyphenate="true" fo:hyphenation-remain-char-count="0" fo:hyphenation-push-char-count="0"/>
    </style:style>
    <style:style style:name="Elenco" style:family="paragraph" style:parent-style-name="Corpo_20_testo">
      <style:paragraph-properties fo:hyphenation-ladder-count="no-limit"/>
      <style:text-properties style:font-name-complex="Arial" fo:hyphenate="true" fo:hyphenation-remain-char-count="0" fo:hyphenation-push-char-count="0"/>
    </style:style>
    <style:style style:name="Didascalia" style:family="paragraph" style:parent-style-name="Normale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Arial" style:font-style-complex="italic" fo:hyphenate="true" fo:hyphenation-remain-char-count="0" fo:hyphenation-push-char-count="0"/>
    </style:style>
    <style:style style:name="Indice" style:family="paragraph" style:parent-style-name="Normale">
      <style:paragraph-properties fo:hyphenation-ladder-count="no-limit" text:number-lines="false" text:line-number="0"/>
      <style:text-properties style:font-name-complex="Arial" fo:hyphenate="true" fo:hyphenation-remain-char-count="0" fo:hyphenation-push-char-count="0"/>
    </style:style>
    <style:style style:name="Intestazione_20_e_20_piè_20_di_20_pagina" style:display-name="Intestazione e piè di pagina" style:family="paragraph">
      <style:paragraph-properties fo:hyphenation-ladder-count="no-limit">
        <style:tab-stops>
          <style:tab-stop style:position="15.91cm" style:type="right"/>
        </style:tab-stops>
      </style:paragraph-properties>
      <style:text-properties fo:color="#000000" style:font-name="Helvetica Neue" fo:font-size="12pt" style:text-underline-style="none" style:font-size-asian="12pt" style:font-name-complex="Arial Unicode MS" style:font-size-complex="12pt" fo:hyphenate="true" fo:hyphenation-remain-char-count="0" fo:hyphenation-push-char-count="0"/>
    </style:style>
    <style:style style:name="Corpo" style:family="paragraph">
      <style:paragraph-properties fo:hyphenation-ladder-count="no-limit"/>
      <style:text-properties fo:color="#000000" style:font-name="Helvetica Neue" fo:font-size="11pt" style:text-underline-style="none" style:font-name-asian="Helvetica Neue" style:font-size-asian="11pt" style:font-name-complex="Helvetica Neue" style:font-size-complex="11pt" fo:hyphenate="true" fo:hyphenation-remain-char-count="0" fo:hyphenation-push-char-count="0"/>
    </style:style>
    <style:style style:name="Intestazione" style:family="paragraph" style:parent-style-name="Intestazione_20_e_20_piè_20_di_20_pagina">
      <style:paragraph-properties fo:hyphenation-ladder-count="no-limit"/>
      <style:text-properties fo:hyphenate="true" fo:hyphenation-remain-char-count="0" fo:hyphenation-push-char-count="0"/>
    </style:style>
    <style:style style:name="Piè_20_di_20_pagina" style:display-name="Piè di pagina" style:family="paragraph" style:parent-style-name="Intestazione_20_e_20_piè_20_di_20_pagina">
      <style:paragraph-properties fo:hyphenation-ladder-count="no-limit"/>
      <style:text-properties fo:hyphenate="tru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Collegamento_20_ipertestuale" style:display-name="Collegamento ipertestuale" style:family="text">
      <style:text-properties style:text-underline-style="solid" style:text-underline-width="auto" style:text-underline-color="#ffffff" style:text-underline-mode="continuous" style:text-overline-mode="continuous" style:text-line-through-mode="continuous"/>
    </style:style>
    <style:style style:name="Caratteri_20_di_20_numerazione" style:display-name="Caratteri di numerazione" style:family="text">
      <style:text-properties style:font-name="Inter Regular" fo:font-size="11pt" style:font-size-asian="11pt" style:font-size-complex="11pt"/>
    </style:style>
    <style:style style:name="WW_5f_CharLFO1LVL1" style:display-name="WW_CharLFO1LVL1" style:family="text">
      <style:text-properties fo:font-variant="normal" fo:text-transform="none" style:text-outline="false" style:text-line-through-style="none" style:text-position="0% 100%" fo:font-size="10pt" fo:letter-spacing="normal" fo:font-weight="bold" style:letter-kerning="false" style:font-size-asian="10pt" style:font-weight-asian="bold" style:font-weight-complex="bold" style:text-scale="100%" style:font-relief="none"/>
    </style:style>
    <style:style style:name="WW_5f_CharLFO1LVL2" style:display-name="WW_CharLFO1LVL2" style:family="text">
      <style:text-properties fo:font-variant="normal" fo:text-transform="none" style:text-outline="false" style:text-line-through-style="none" style:text-position="0% 100%" fo:font-size="10pt" fo:letter-spacing="normal" style:letter-kerning="false" style:font-size-asian="10pt" style:text-scale="100%" style:font-relief="none"/>
    </style:style>
    <style:style style:name="WW_5f_CharLFO1LVL3" style:display-name="WW_CharLFO1LVL3" style:family="text">
      <style:text-properties fo:font-variant="normal" fo:text-transform="none" style:text-outline="false" style:text-line-through-style="none" style:text-position="0% 100%" fo:font-size="10pt" fo:letter-spacing="normal" style:letter-kerning="false" style:font-size-asian="10pt" style:text-scale="100%" style:font-relief="none"/>
    </style:style>
    <style:style style:name="WW_5f_CharLFO1LVL4" style:display-name="WW_CharLFO1LVL4" style:family="text">
      <style:text-properties fo:font-variant="normal" fo:text-transform="none" style:text-outline="false" style:text-line-through-style="none" style:text-position="0% 100%" fo:font-size="10pt" fo:letter-spacing="normal" style:letter-kerning="false" style:font-size-asian="10pt" style:text-scale="100%" style:font-relief="none"/>
    </style:style>
    <style:style style:name="WW_5f_CharLFO1LVL5" style:display-name="WW_CharLFO1LVL5" style:family="text">
      <style:text-properties fo:font-variant="normal" fo:text-transform="none" style:text-outline="false" style:text-line-through-style="none" style:text-position="0% 100%" fo:font-size="10pt" fo:letter-spacing="normal" style:letter-kerning="false" style:font-size-asian="10pt" style:text-scale="100%" style:font-relief="none"/>
    </style:style>
    <style:style style:name="WW_5f_CharLFO1LVL6" style:display-name="WW_CharLFO1LVL6" style:family="text">
      <style:text-properties fo:font-variant="normal" fo:text-transform="none" style:text-outline="false" style:text-line-through-style="none" style:text-position="0% 100%" fo:font-size="10pt" fo:letter-spacing="normal" style:letter-kerning="false" style:font-size-asian="10pt" style:text-scale="100%" style:font-relief="none"/>
    </style:style>
    <style:style style:name="WW_5f_CharLFO1LVL7" style:display-name="WW_CharLFO1LVL7" style:family="text">
      <style:text-properties fo:font-variant="normal" fo:text-transform="none" style:text-outline="false" style:text-line-through-style="none" style:text-position="0% 100%" fo:font-size="10pt" fo:letter-spacing="normal" style:letter-kerning="false" style:font-size-asian="10pt" style:text-scale="100%" style:font-relief="none"/>
    </style:style>
    <style:style style:name="WW_5f_CharLFO1LVL8" style:display-name="WW_CharLFO1LVL8" style:family="text">
      <style:text-properties fo:font-variant="normal" fo:text-transform="none" style:text-outline="false" style:text-line-through-style="none" style:text-position="0% 100%" fo:font-size="10pt" fo:letter-spacing="normal" style:letter-kerning="false" style:font-size-asian="10pt" style:text-scale="100%" style:font-relief="none"/>
    </style:style>
    <style:style style:name="WW_5f_CharLFO1LVL9" style:display-name="WW_CharLFO1LVL9" style:family="text">
      <style:text-properties fo:font-variant="normal" fo:text-transform="none" style:text-outline="false" style:text-line-through-style="none" style:text-position="0% 100%" fo:font-size="10pt" fo:letter-spacing="normal" style:letter-kerning="false" style:font-size-asian="10pt" style:text-scale="100%" style:font-relief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Intestazione_20_e_20_piè_20_di_20_pagin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Inter Regular" fo:font-size="10pt" style:font-size-asian="10pt" style:font-size-complex="10pt"/>
    </style:style>
    <style:style style:name="MT2" style:family="text">
      <style:text-properties style:font-name="Inter Regular" fo:font-size="10pt" style:font-name-asian="Inter Regular" style:font-size-asian="10pt" style:font-name-complex="Inter Regular" style:font-size-complex="10pt"/>
    </style:style>
    <style:style style:name="MT3" style:family="text">
      <style:text-properties fo:color="#929292"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499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officeArt object" text:anchor-type="as-char" svg:y="0cm" svg:width="5.001cm" style:rel-width="scale" svg:height="1.499cm" style:rel-height="scale" draw:z-index="1"><draw:image xlink:href="Pictures/100002010000012C0000005AD4484CED.png" xlink:type="simple" xlink:show="embed" xlink:actuate="onLoad"/><svg:desc>Immagine</svg:desc></draw:frame></text:p>
        <text:p text:style-name="MP1"><text:span text:style-name="Car._20_predefinito_20_paragrafo"><text:span text:style-name="MT1"><text:tab/></text:span></text:span><text:span text:style-name="Car._20_predefinito_20_paragrafo"><text:span text:style-name="MT1"><text:tab/>Dipartimento di Ingegneria e</text:span></text:span><text:span text:style-name="Car._20_predefinito_20_paragrafo"><text:span text:style-name="MT2"><text:line-break/></text:span></text:span><text:span text:style-name="Car._20_predefinito_20_paragrafo"><text:span text:style-name="MT1">Scienza dell’Informazione</text:span></text:span></text:p>
      </style:header>
      <style:footer>
        <text:p text:style-name="MP1"><text:span text:style-name="Car._20_predefinito_20_paragrafo"><text:span text:style-name="MT3">Version: 1.0</text:span></text:span><text:span text:style-name="Car._20_predefinito_20_paragrafo"><text:span text:style-name="MT3"><text:tab/></text:span></text:span><text:span text:style-name="Car._20_predefinito_20_paragrafo"><text:span text:style-name="MT3"><text:tab/>D1, S3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dc:title/>
    <dc:description/>
    <dc:subject/>
    <meta:initial-creator>Piccin, Andrea</meta:initial-creator>
    <dc:creator>Simone Rossi</dc:creator>
    <meta:creation-date>2022-10-10T09:12:00Z</meta:creation-date>
    <dc:date>2022-10-10T14:15:45.33</dc:date>
    <meta:editing-cycles>7</meta:editing-cycles>
    <meta:editing-duration>PT57M32S</meta:editing-duration>
    <meta:document-statistic meta:table-count="0" meta:image-count="1" meta:object-count="0" meta:page-count="2" meta:paragraph-count="27" meta:word-count="339" meta:character-count="2213"/>
    <meta:template xlink:type="simple" xlink:actuate="onRequest" xlink:title="" xlink:href="Normal.dotm"/>
  </office:meta>
</office:document-meta>
</file>